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office:automatic-styles>
  <office:body>
    <office:text>
      <text:p text:style-name="Heading 1">OSSIM</text:p>
      <text:p text:style-name="Heading 2">About</text:p>
      <text:p text:style-name="Normal"><text:a xlink:href="http%3a//www.ossim.org">OSSIM</text:a> (Open Source Software Image Map) OSSIM is a high performance software system for remote sensing, image processing , geographical information systems and photogrammetry. It is an open source software project maintained at www.ossim.org and has been under active development since 1996. The lead developers for the project have years of experience in commercial and government remote sensing systems and applications. OSSIM has been funded by several US government agencies in the intelligence and defense community and the technology is currently deployed in research and operational sites. The name OSSIM is a contrived acronym (Open Source Software Image Map) that is pronounced "awesome" -- the acronym was established by our first government customer.</text:p>
      <text:p text:style-name="Heading 2">Running</text:p>
      <text:p text:style-name="Normal">To run OSSIM on the Live DVD, click on the OSSIMPLANET / IMGELINKER link on the desktop. Then you can try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